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0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2.56pt"/>
    </style:style>
    <style:style style:name="co5" style:family="table-column">
      <style:table-column-properties fo:break-before="auto" style:column-width="12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X 150" table:style-name="ta1">
        <table:shapes>
          <draw:frame draw:z-index="0" draw:style-name="gr1" draw:text-style-name="P1" svg:width="453.26pt" svg:height="254.89pt" svg:x="0pt" svg:y="719.55pt">
            <draw:object draw:notify-on-update-of-ranges="'MX 150'.C9:'MX 150'.F9 'MX 150'.C52:'MX 150'.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4.86pt" svg:x="213.87pt" svg:y="1017.01pt">
            <draw:object draw:notify-on-update-of-ranges="'MX 150'.C9:'MX 150'.F9 'MX 150'.C51:'MX 150'.F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4.86pt" svg:x="504.57pt" svg:y="721.93pt">
            <draw:object draw:notify-on-update-of-ranges="'MX 150'.C9:'MX 150'.F9 'MX 150'.C53:'MX 150'.F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PU memory movement: (cudaMalloc, cudaMemCpy, cudaFre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74.965" calcext:value-type="float">
            <text:p>74.965</text:p>
          </table:table-cell>
          <table:table-cell office:value-type="float" office:value="90.529" calcext:value-type="float">
            <text:p>90.529</text:p>
          </table:table-cell>
          <table:table-cell office:value-type="float" office:value="74.52" calcext:value-type="float">
            <text:p>74.52</text:p>
          </table:table-cell>
          <table:table-cell office:value-type="float" office:value="76.968" calcext:value-type="float">
            <text:p>76.9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.249" calcext:value-type="float">
            <text:p>9.249</text:p>
          </table:table-cell>
          <table:table-cell office:value-type="float" office:value="15.509" calcext:value-type="float">
            <text:p>15.509</text:p>
          </table:table-cell>
          <table:table-cell office:value-type="float" office:value="32.987" calcext:value-type="float">
            <text:p>32.987</text:p>
          </table:table-cell>
          <table:table-cell office:value-type="float" office:value="51.532" calcext:value-type="float">
            <text:p>51.5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9.364" calcext:value-type="float">
            <text:p>99.364</text:p>
          </table:table-cell>
          <table:table-cell office:value-type="float" office:value="162.545" calcext:value-type="float">
            <text:p>162.545</text:p>
          </table:table-cell>
          <table:table-cell office:value-type="float" office:value="299.164" calcext:value-type="float">
            <text:p>299.164</text:p>
          </table:table-cell>
          <table:table-cell office:value-type="float" office:value="544.29" calcext:value-type="float">
            <text:p>544.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3.578" calcext:value-type="float">
            <text:p>183.578</text:p>
          </table:table-cell>
          <table:table-cell office:value-type="float" office:value="268.583" calcext:value-type="float">
            <text:p>268.583</text:p>
          </table:table-cell>
          <table:table-cell office:value-type="float" office:value="406.671" calcext:value-type="float">
            <text:p>406.671</text:p>
          </table:table-cell>
          <table:table-cell office:value-type="float" office:value="672.79" calcext:value-type="float">
            <text:p>672.7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85.034" calcext:value-type="float">
            <text:p>85.034</text:p>
          </table:table-cell>
          <table:table-cell office:value-type="float" office:value="76.452" calcext:value-type="float">
            <text:p>76.452</text:p>
          </table:table-cell>
          <table:table-cell office:value-type="float" office:value="76.334" calcext:value-type="float">
            <text:p>76.334</text:p>
          </table:table-cell>
          <table:table-cell office:value-type="float" office:value="85.625" calcext:value-type="float">
            <text:p>85.62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3.279" calcext:value-type="float">
            <text:p>13.279</text:p>
          </table:table-cell>
          <table:table-cell office:value-type="float" office:value="20.209" calcext:value-type="float">
            <text:p>20.209</text:p>
          </table:table-cell>
          <table:table-cell office:value-type="float" office:value="35.768" calcext:value-type="float">
            <text:p>35.768</text:p>
          </table:table-cell>
          <table:table-cell office:value-type="float" office:value="51.418" calcext:value-type="float">
            <text:p>51.41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2.402" calcext:value-type="float">
            <text:p>102.402</text:p>
          </table:table-cell>
          <table:table-cell office:value-type="float" office:value="200.76" calcext:value-type="float">
            <text:p>200.76</text:p>
          </table:table-cell>
          <table:table-cell office:value-type="float" office:value="295.357" calcext:value-type="float">
            <text:p>295.357</text:p>
          </table:table-cell>
          <table:table-cell office:value-type="float" office:value="557.383" calcext:value-type="float">
            <text:p>557.38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0.715" calcext:value-type="float">
            <text:p>200.715</text:p>
          </table:table-cell>
          <table:table-cell office:value-type="float" office:value="297.421" calcext:value-type="float">
            <text:p>297.421</text:p>
          </table:table-cell>
          <table:table-cell office:value-type="float" office:value="407.459" calcext:value-type="float">
            <text:p>407.459</text:p>
          </table:table-cell>
          <table:table-cell office:value-type="float" office:value="694.426" calcext:value-type="float">
            <text:p>694.42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86.977" calcext:value-type="float">
            <text:p>86.977</text:p>
          </table:table-cell>
          <table:table-cell office:value-type="float" office:value="77.249" calcext:value-type="float">
            <text:p>77.249</text:p>
          </table:table-cell>
          <table:table-cell office:value-type="float" office:value="70.812" calcext:value-type="float">
            <text:p>70.812</text:p>
          </table:table-cell>
          <table:table-cell office:value-type="float" office:value="73.679" calcext:value-type="float">
            <text:p>73.679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3.315" calcext:value-type="float">
            <text:p>13.315</text:p>
          </table:table-cell>
          <table:table-cell office:value-type="float" office:value="18.294" calcext:value-type="float">
            <text:p>18.294</text:p>
          </table:table-cell>
          <table:table-cell office:value-type="float" office:value="25.659" calcext:value-type="float">
            <text:p>25.659</text:p>
          </table:table-cell>
          <table:table-cell office:value-type="float" office:value="50.541" calcext:value-type="float">
            <text:p>50.541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113.602" calcext:value-type="float">
            <text:p>113.602</text:p>
          </table:table-cell>
          <table:table-cell office:value-type="float" office:value="178.267" calcext:value-type="float">
            <text:p>178.267</text:p>
          </table:table-cell>
          <table:table-cell office:value-type="float" office:value="285.443" calcext:value-type="float">
            <text:p>285.443</text:p>
          </table:table-cell>
          <table:table-cell office:value-type="float" office:value="526.344" calcext:value-type="float">
            <text:p>526.344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13.894" calcext:value-type="float">
            <text:p>213.894</text:p>
          </table:table-cell>
          <table:table-cell office:value-type="float" office:value="273.81" calcext:value-type="float">
            <text:p>273.81</text:p>
          </table:table-cell>
          <table:table-cell office:value-type="float" office:value="381.914" calcext:value-type="float">
            <text:p>381.914</text:p>
          </table:table-cell>
          <table:table-cell office:value-type="float" office:value="650.564" calcext:value-type="float">
            <text:p>650.5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74.077" calcext:value-type="float">
            <text:p>74.077</text:p>
          </table:table-cell>
          <table:table-cell office:value-type="float" office:value="76.536" calcext:value-type="float">
            <text:p>76.536</text:p>
          </table:table-cell>
          <table:table-cell office:value-type="float" office:value="70.371" calcext:value-type="float">
            <text:p>70.371</text:p>
          </table:table-cell>
          <table:table-cell office:value-type="float" office:value="74.185" calcext:value-type="float">
            <text:p>74.18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.416" calcext:value-type="float">
            <text:p>8.416</text:p>
          </table:table-cell>
          <table:table-cell office:value-type="float" office:value="18.664" calcext:value-type="float">
            <text:p>18.664</text:p>
          </table:table-cell>
          <table:table-cell office:value-type="float" office:value="27.549" calcext:value-type="float">
            <text:p>27.549</text:p>
          </table:table-cell>
          <table:table-cell office:value-type="float" office:value="50.677" calcext:value-type="float">
            <text:p>50.67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8.66" calcext:value-type="float">
            <text:p>98.66</text:p>
          </table:table-cell>
          <table:table-cell office:value-type="float" office:value="155.302" calcext:value-type="float">
            <text:p>155.302</text:p>
          </table:table-cell>
          <table:table-cell office:value-type="float" office:value="299.326" calcext:value-type="float">
            <text:p>299.326</text:p>
          </table:table-cell>
          <table:table-cell office:value-type="float" office:value="546.886" calcext:value-type="float">
            <text:p>546.88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1.153" calcext:value-type="float">
            <text:p>181.153</text:p>
          </table:table-cell>
          <table:table-cell office:value-type="float" office:value="250.502" calcext:value-type="float">
            <text:p>250.502</text:p>
          </table:table-cell>
          <table:table-cell office:value-type="float" office:value="397.246" calcext:value-type="float">
            <text:p>397.246</text:p>
          </table:table-cell>
          <table:table-cell office:value-type="float" office:value="671.748" calcext:value-type="float">
            <text:p>671.74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79.234" calcext:value-type="float">
            <text:p>79.234</text:p>
          </table:table-cell>
          <table:table-cell office:value-type="float" office:value="75.703" calcext:value-type="float">
            <text:p>75.703</text:p>
          </table:table-cell>
          <table:table-cell office:value-type="float" office:value="74.356" calcext:value-type="float">
            <text:p>74.356</text:p>
          </table:table-cell>
          <table:table-cell office:value-type="float" office:value="74.117" calcext:value-type="float">
            <text:p>74.1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.877" calcext:value-type="float">
            <text:p>9.877</text:p>
          </table:table-cell>
          <table:table-cell office:value-type="float" office:value="18.627" calcext:value-type="float">
            <text:p>18.627</text:p>
          </table:table-cell>
          <table:table-cell office:value-type="float" office:value="30.044" calcext:value-type="float">
            <text:p>30.044</text:p>
          </table:table-cell>
          <table:table-cell office:value-type="float" office:value="51.034" calcext:value-type="float">
            <text:p>51.03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6.58" calcext:value-type="float">
            <text:p>96.58</text:p>
          </table:table-cell>
          <table:table-cell office:value-type="float" office:value="159.315" calcext:value-type="float">
            <text:p>159.315</text:p>
          </table:table-cell>
          <table:table-cell office:value-type="float" office:value="301.992" calcext:value-type="float">
            <text:p>301.992</text:p>
          </table:table-cell>
          <table:table-cell office:value-type="float" office:value="522.978" calcext:value-type="float">
            <text:p>522.97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5.691" calcext:value-type="float">
            <text:p>185.691</text:p>
          </table:table-cell>
          <table:table-cell office:value-type="float" office:value="253.645" calcext:value-type="float">
            <text:p>253.645</text:p>
          </table:table-cell>
          <table:table-cell office:value-type="float" office:value="406.392" calcext:value-type="float">
            <text:p>406.392</text:p>
          </table:table-cell>
          <table:table-cell office:value-type="float" office:value="648.129" calcext:value-type="float">
            <text:p>648.12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81.889" calcext:value-type="float">
            <text:p>81.889</text:p>
          </table:table-cell>
          <table:table-cell office:value-type="float" office:value="79.032" calcext:value-type="float">
            <text:p>79.032</text:p>
          </table:table-cell>
          <table:table-cell office:value-type="float" office:value="72.174" calcext:value-type="float">
            <text:p>72.174</text:p>
          </table:table-cell>
          <table:table-cell office:value-type="float" office:value="74.68" calcext:value-type="float">
            <text:p>74.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1.472" calcext:value-type="float">
            <text:p>11.472</text:p>
          </table:table-cell>
          <table:table-cell office:value-type="float" office:value="19.898" calcext:value-type="float">
            <text:p>19.898</text:p>
          </table:table-cell>
          <table:table-cell office:value-type="float" office:value="29.071" calcext:value-type="float">
            <text:p>29.071</text:p>
          </table:table-cell>
          <table:table-cell office:value-type="float" office:value="53.947" calcext:value-type="float">
            <text:p>53.94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19.153" calcext:value-type="float">
            <text:p>119.153</text:p>
          </table:table-cell>
          <table:table-cell office:value-type="float" office:value="185.812" calcext:value-type="float">
            <text:p>185.812</text:p>
          </table:table-cell>
          <table:table-cell office:value-type="float" office:value="321.124" calcext:value-type="float">
            <text:p>321.124</text:p>
          </table:table-cell>
          <table:table-cell office:value-type="float" office:value="576.483" calcext:value-type="float">
            <text:p>576.48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12.514" calcext:value-type="float">
            <text:p>212.514</text:p>
          </table:table-cell>
          <table:table-cell office:value-type="float" office:value="284.742" calcext:value-type="float">
            <text:p>284.742</text:p>
          </table:table-cell>
          <table:table-cell office:value-type="float" office:value="422.369" calcext:value-type="float">
            <text:p>422.369</text:p>
          </table:table-cell>
          <table:table-cell office:value-type="float" office:value="705.11" calcext:value-type="float">
            <text:p>705.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82.238" calcext:value-type="float">
            <text:p>82.238</text:p>
          </table:table-cell>
          <table:table-cell office:value-type="float" office:value="75.405" calcext:value-type="float">
            <text:p>75.405</text:p>
          </table:table-cell>
          <table:table-cell office:value-type="float" office:value="81.469" calcext:value-type="float">
            <text:p>81.469</text:p>
          </table:table-cell>
          <table:table-cell office:value-type="float" office:value="84.615" calcext:value-type="float">
            <text:p>84.6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1.018" calcext:value-type="float">
            <text:p>11.018</text:p>
          </table:table-cell>
          <table:table-cell office:value-type="float" office:value="17.188" calcext:value-type="float">
            <text:p>17.188</text:p>
          </table:table-cell>
          <table:table-cell office:value-type="float" office:value="26.271" calcext:value-type="float">
            <text:p>26.271</text:p>
          </table:table-cell>
          <table:table-cell office:value-type="float" office:value="51.688" calcext:value-type="float">
            <text:p>51.68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9.443" calcext:value-type="float">
            <text:p>99.443</text:p>
          </table:table-cell>
          <table:table-cell office:value-type="float" office:value="151.908" calcext:value-type="float">
            <text:p>151.908</text:p>
          </table:table-cell>
          <table:table-cell office:value-type="float" office:value="297.731" calcext:value-type="float">
            <text:p>297.731</text:p>
          </table:table-cell>
          <table:table-cell office:value-type="float" office:value="561.634" calcext:value-type="float">
            <text:p>561.63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92.699" calcext:value-type="float">
            <text:p>192.699</text:p>
          </table:table-cell>
          <table:table-cell office:value-type="float" office:value="244.501" calcext:value-type="float">
            <text:p>244.501</text:p>
          </table:table-cell>
          <table:table-cell office:value-type="float" office:value="405.471" calcext:value-type="float">
            <text:p>405.471</text:p>
          </table:table-cell>
          <table:table-cell office:value-type="float" office:value="697.937" calcext:value-type="float">
            <text:p>697.9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87.256" calcext:value-type="float">
            <text:p>87.256</text:p>
          </table:table-cell>
          <table:table-cell office:value-type="float" office:value="70.575" calcext:value-type="float">
            <text:p>70.575</text:p>
          </table:table-cell>
          <table:table-cell office:value-type="float" office:value="73.503" calcext:value-type="float">
            <text:p>73.503</text:p>
          </table:table-cell>
          <table:table-cell office:value-type="float" office:value="80.216" calcext:value-type="float">
            <text:p>80.2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4.061" calcext:value-type="float">
            <text:p>14.061</text:p>
          </table:table-cell>
          <table:table-cell office:value-type="float" office:value="13.639" calcext:value-type="float">
            <text:p>13.639</text:p>
          </table:table-cell>
          <table:table-cell office:value-type="float" office:value="28.741" calcext:value-type="float">
            <text:p>28.741</text:p>
          </table:table-cell>
          <table:table-cell office:value-type="float" office:value="53.652" calcext:value-type="float">
            <text:p>53.65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18.373" calcext:value-type="float">
            <text:p>118.373</text:p>
          </table:table-cell>
          <table:table-cell office:value-type="float" office:value="153.905" calcext:value-type="float">
            <text:p>153.905</text:p>
          </table:table-cell>
          <table:table-cell office:value-type="float" office:value="316.481" calcext:value-type="float">
            <text:p>316.481</text:p>
          </table:table-cell>
          <table:table-cell office:value-type="float" office:value="563.286" calcext:value-type="float">
            <text:p>563.28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19.69" calcext:value-type="float">
            <text:p>219.69</text:p>
          </table:table-cell>
          <table:table-cell office:value-type="float" office:value="238.119" calcext:value-type="float">
            <text:p>238.119</text:p>
          </table:table-cell>
          <table:table-cell office:value-type="float" office:value="418.725" calcext:value-type="float">
            <text:p>418.725</text:p>
          </table:table-cell>
          <table:table-cell office:value-type="float" office:value="697.154" calcext:value-type="float">
            <text:p>697.15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80.499" calcext:value-type="float">
            <text:p>80.499</text:p>
          </table:table-cell>
          <table:table-cell office:value-type="float" office:value="68.427" calcext:value-type="float">
            <text:p>68.427</text:p>
          </table:table-cell>
          <table:table-cell office:value-type="float" office:value="81.715" calcext:value-type="float">
            <text:p>81.715</text:p>
          </table:table-cell>
          <table:table-cell office:value-type="float" office:value="74.4" calcext:value-type="float">
            <text:p>74.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.887" calcext:value-type="float">
            <text:p>9.887</text:p>
          </table:table-cell>
          <table:table-cell office:value-type="float" office:value="14.205" calcext:value-type="float">
            <text:p>14.205</text:p>
          </table:table-cell>
          <table:table-cell office:value-type="float" office:value="29.531" calcext:value-type="float">
            <text:p>29.531</text:p>
          </table:table-cell>
          <table:table-cell office:value-type="float" office:value="51.294" calcext:value-type="float">
            <text:p>51.29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9.104" calcext:value-type="float">
            <text:p>99.104</text:p>
          </table:table-cell>
          <table:table-cell office:value-type="float" office:value="154.468" calcext:value-type="float">
            <text:p>154.468</text:p>
          </table:table-cell>
          <table:table-cell office:value-type="float" office:value="319.48" calcext:value-type="float">
            <text:p>319.48</text:p>
          </table:table-cell>
          <table:table-cell office:value-type="float" office:value="693.726" calcext:value-type="float">
            <text:p>693.72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9.49" calcext:value-type="float">
            <text:p>189.49</text:p>
          </table:table-cell>
          <table:table-cell office:value-type="float" office:value="237.1" calcext:value-type="float">
            <text:p>237.1</text:p>
          </table:table-cell>
          <table:table-cell office:value-type="float" office:value="430.726" calcext:value-type="float">
            <text:p>430.726</text:p>
          </table:table-cell>
          <table:table-cell office:value-type="float" office:value="819.42" calcext:value-type="float">
            <text:p>819.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82.327" calcext:value-type="float">
            <text:p>82.327</text:p>
          </table:table-cell>
          <table:table-cell office:value-type="float" office:value="81.304" calcext:value-type="float">
            <text:p>81.304</text:p>
          </table:table-cell>
          <table:table-cell office:value-type="float" office:value="82.409" calcext:value-type="float">
            <text:p>82.409</text:p>
          </table:table-cell>
          <table:table-cell office:value-type="float" office:value="74.631" calcext:value-type="float">
            <text:p>74.63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1.541" calcext:value-type="float">
            <text:p>11.541</text:p>
          </table:table-cell>
          <table:table-cell office:value-type="float" office:value="25.347" calcext:value-type="float">
            <text:p>25.347</text:p>
          </table:table-cell>
          <table:table-cell office:value-type="float" office:value="29.071" calcext:value-type="float">
            <text:p>29.071</text:p>
          </table:table-cell>
          <table:table-cell office:value-type="float" office:value="58.553" calcext:value-type="float">
            <text:p>58.55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6.212" calcext:value-type="float">
            <text:p>106.212</text:p>
          </table:table-cell>
          <table:table-cell office:value-type="float" office:value="174.473" calcext:value-type="float">
            <text:p>174.473</text:p>
          </table:table-cell>
          <table:table-cell office:value-type="float" office:value="325.363" calcext:value-type="float">
            <text:p>325.363</text:p>
          </table:table-cell>
          <table:table-cell office:value-type="float" office:value="528.863" calcext:value-type="float">
            <text:p>528.86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0.08" calcext:value-type="float">
            <text:p>200.08</text:p>
          </table:table-cell>
          <table:table-cell office:value-type="float" office:value="281.124" calcext:value-type="float">
            <text:p>281.124</text:p>
          </table:table-cell>
          <table:table-cell office:value-type="float" office:value="436.843" calcext:value-type="float">
            <text:p>436.843</text:p>
          </table:table-cell>
          <table:table-cell office:value-type="float" office:value="662.047" calcext:value-type="float">
            <text:p>662.04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81.4496" calcext:value-type="float">
            <text:p>81.4496</text:p>
          </table:table-cell>
          <table:table-cell table:formula="of:=SUM([.D11];[.D15];[.D19];[.D23];[.D27];[.D31];[.D35];[.D39];[.D43];[.D47]) / 10" office:value-type="float" office:value="77.1212" calcext:value-type="float">
            <text:p>77.1212</text:p>
          </table:table-cell>
          <table:table-cell table:formula="of:=SUM([.E11];[.E15];[.E19];[.E23];[.E27];[.E31];[.E35];[.E39];[.E43];[.E47]) / 10" office:value-type="float" office:value="75.7663" calcext:value-type="float">
            <text:p>75.7663</text:p>
          </table:table-cell>
          <table:table-cell table:formula="of:=SUM([.F11];[.F15];[.F19];[.F23];[.F27];[.F31];[.F35];[.F39];[.F43];[.F47]) / 10" office:value-type="float" office:value="77.3116" calcext:value-type="float">
            <text:p>77.31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11.2115" calcext:value-type="float">
            <text:p>11.2115</text:p>
          </table:table-cell>
          <table:table-cell table:formula="of:=SUM([.D12];[.D16];[.D20];[.D24];[.D28];[.D32];[.D36];[.D40];[.D44];[.D48]) / 10" office:value-type="float" office:value="18.158" calcext:value-type="float">
            <text:p>18.158</text:p>
          </table:table-cell>
          <table:table-cell table:formula="of:=SUM([.E12];[.E16];[.E20];[.E24];[.E28];[.E32];[.E36];[.E40];[.E44];[.E48]) / 10" office:value-type="float" office:value="29.4692" calcext:value-type="float">
            <text:p>29.4692</text:p>
          </table:table-cell>
          <table:table-cell table:formula="of:=SUM([.F12];[.F16];[.F20];[.F24];[.F28];[.F32];[.F36];[.F40];[.F44];[.F48]) / 10" office:value-type="float" office:value="52.4336" calcext:value-type="float">
            <text:p>52.43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105.2893" calcext:value-type="float">
            <text:p>105.2893</text:p>
          </table:table-cell>
          <table:table-cell table:formula="of:=SUM([.D13];[.D17];[.D21];[.D25];[.D29];[.D33];[.D37];[.D41];[.D45];[.D49]) / 10" office:value-type="float" office:value="167.6755" calcext:value-type="float">
            <text:p>167.6755</text:p>
          </table:table-cell>
          <table:table-cell table:formula="of:=SUM([.E13];[.E17];[.E21];[.E25];[.E29];[.E33];[.E37];[.E41];[.E45];[.E49]) / 10" office:value-type="float" office:value="306.1461" calcext:value-type="float">
            <text:p>306.1461</text:p>
          </table:table-cell>
          <table:table-cell table:formula="of:=SUM([.F13];[.F17];[.F21];[.F25];[.F29];[.F33];[.F37];[.F41];[.F45];[.F49]) / 10" office:value-type="float" office:value="562.1873" calcext:value-type="float">
            <text:p>562.187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197.9504" calcext:value-type="float">
            <text:p>197.9504</text:p>
          </table:table-cell>
          <table:table-cell table:formula="of:=SUM([.D51:.D53])" office:value-type="float" office:value="262.9547" calcext:value-type="float">
            <text:p>262.9547</text:p>
          </table:table-cell>
          <table:table-cell table:formula="of:=SUM([.E51:.E53])" office:value-type="float" office:value="411.3816" calcext:value-type="float">
            <text:p>411.3816</text:p>
          </table:table-cell>
          <table:table-cell table:formula="of:=SUM([.F51:.F53])" office:value-type="float" office:value="691.9325" calcext:value-type="float">
            <text:p>691.9325</text:p>
          </table:table-cell>
          <table:table-cell table:number-columns-repeated="2"/>
        </table:table-row>
      </table:table>
      <table:table table:name="GTX 1080" table:style-name="ta1">
        <table:shapes>
          <draw:frame draw:z-index="0" draw:style-name="gr1" draw:text-style-name="P1" svg:width="453.86pt" svg:height="255.34pt" svg:x="11.62pt" svg:y="710.39pt">
            <draw:object draw:notify-on-update-of-ranges="'GTX 1080'.C9:'GTX 1080'.F9 'GTX 1080'.C52:'GTX 1080'.F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86pt" svg:height="255.34pt" svg:x="537.28pt" svg:y="706.59pt">
            <draw:object draw:notify-on-update-of-ranges="'GTX 1080'.C9:'GTX 1080'.F9 'GTX 1080'.C53:'GTX 1080'.F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86pt" svg:height="255.34pt" svg:x="170.08pt" svg:y="1016.93pt">
            <draw:object draw:notify-on-update-of-ranges="'GTX 1080'.C9:'GTX 1080'.F9 'GTX 1080'.C51:'GTX 1080'.F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age’s 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613.997" calcext:value-type="float">
            <text:p>613.997</text:p>
          </table:table-cell>
          <table:table-cell office:value-type="float" office:value="616.84" calcext:value-type="float">
            <text:p>616.84</text:p>
          </table:table-cell>
          <table:table-cell office:value-type="float" office:value="612.253" calcext:value-type="float">
            <text:p>612.253</text:p>
          </table:table-cell>
          <table:table-cell office:value-type="float" office:value="627.723" calcext:value-type="float">
            <text:p>627.7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88" calcext:value-type="float">
            <text:p>6.88</text:p>
          </table:table-cell>
          <table:table-cell office:value-type="float" office:value="10.929" calcext:value-type="float">
            <text:p>10.929</text:p>
          </table:table-cell>
          <table:table-cell office:value-type="float" office:value="21.319" calcext:value-type="float">
            <text:p>21.319</text:p>
          </table:table-cell>
          <table:table-cell office:value-type="float" office:value="43.336" calcext:value-type="float">
            <text:p>43.3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19.377" calcext:value-type="float">
            <text:p>219.377</text:p>
          </table:table-cell>
          <table:table-cell office:value-type="float" office:value="409.493" calcext:value-type="float">
            <text:p>409.493</text:p>
          </table:table-cell>
          <table:table-cell office:value-type="float" office:value="786.848" calcext:value-type="float">
            <text:p>786.848</text:p>
          </table:table-cell>
          <table:table-cell office:value-type="float" office:value="1507.128" calcext:value-type="float">
            <text:p>1507.1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40.254" calcext:value-type="float">
            <text:p>840.254</text:p>
          </table:table-cell>
          <table:table-cell office:value-type="float" office:value="1037.262" calcext:value-type="float">
            <text:p>1037.262</text:p>
          </table:table-cell>
          <table:table-cell office:value-type="float" office:value="1420.42" calcext:value-type="float">
            <text:p>1420.42</text:p>
          </table:table-cell>
          <table:table-cell office:value-type="float" office:value="2178.187" calcext:value-type="float">
            <text:p>2178.1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601.657" calcext:value-type="float">
            <text:p>601.657</text:p>
          </table:table-cell>
          <table:table-cell office:value-type="float" office:value="617.684" calcext:value-type="float">
            <text:p>617.684</text:p>
          </table:table-cell>
          <table:table-cell office:value-type="float" office:value="623.406" calcext:value-type="float">
            <text:p>623.406</text:p>
          </table:table-cell>
          <table:table-cell office:value-type="float" office:value="630.387" calcext:value-type="float">
            <text:p>630.38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88" calcext:value-type="float">
            <text:p>6.88</text:p>
          </table:table-cell>
          <table:table-cell office:value-type="float" office:value="10.896" calcext:value-type="float">
            <text:p>10.896</text:p>
          </table:table-cell>
          <table:table-cell office:value-type="float" office:value="21.735" calcext:value-type="float">
            <text:p>21.735</text:p>
          </table:table-cell>
          <table:table-cell office:value-type="float" office:value="44.454" calcext:value-type="float">
            <text:p>44.45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4.616" calcext:value-type="float">
            <text:p>224.616</text:p>
          </table:table-cell>
          <table:table-cell office:value-type="float" office:value="412.712" calcext:value-type="float">
            <text:p>412.712</text:p>
          </table:table-cell>
          <table:table-cell office:value-type="float" office:value="778.327" calcext:value-type="float">
            <text:p>778.327</text:p>
          </table:table-cell>
          <table:table-cell office:value-type="float" office:value="1512.932" calcext:value-type="float">
            <text:p>1512.9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3.153" calcext:value-type="float">
            <text:p>833.153</text:p>
          </table:table-cell>
          <table:table-cell office:value-type="float" office:value="1041.292" calcext:value-type="float">
            <text:p>1041.292</text:p>
          </table:table-cell>
          <table:table-cell office:value-type="float" office:value="1423.468" calcext:value-type="float">
            <text:p>1423.468</text:p>
          </table:table-cell>
          <table:table-cell office:value-type="float" office:value="2187.773" calcext:value-type="float">
            <text:p>2187.77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601.056" calcext:value-type="float">
            <text:p>601.056</text:p>
          </table:table-cell>
          <table:table-cell office:value-type="float" office:value="619.14" calcext:value-type="float">
            <text:p>619.14</text:p>
          </table:table-cell>
          <table:table-cell office:value-type="float" office:value="623.897" calcext:value-type="float">
            <text:p>623.897</text:p>
          </table:table-cell>
          <table:table-cell office:value-type="float" office:value="628.834" calcext:value-type="float">
            <text:p>628.834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6.839" calcext:value-type="float">
            <text:p>6.839</text:p>
          </table:table-cell>
          <table:table-cell office:value-type="float" office:value="10.859" calcext:value-type="float">
            <text:p>10.859</text:p>
          </table:table-cell>
          <table:table-cell office:value-type="float" office:value="21.714" calcext:value-type="float">
            <text:p>21.714</text:p>
          </table:table-cell>
          <table:table-cell office:value-type="float" office:value="43.521" calcext:value-type="float">
            <text:p>43.521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222.131" calcext:value-type="float">
            <text:p>222.131</text:p>
          </table:table-cell>
          <table:table-cell office:value-type="float" office:value="401.365" calcext:value-type="float">
            <text:p>401.365</text:p>
          </table:table-cell>
          <table:table-cell office:value-type="float" office:value="782.656" calcext:value-type="float">
            <text:p>782.656</text:p>
          </table:table-cell>
          <table:table-cell office:value-type="float" office:value="1510.747" calcext:value-type="float">
            <text:p>1510.747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830.026" calcext:value-type="float">
            <text:p>830.026</text:p>
          </table:table-cell>
          <table:table-cell office:value-type="float" office:value="1031.364" calcext:value-type="float">
            <text:p>1031.364</text:p>
          </table:table-cell>
          <table:table-cell office:value-type="float" office:value="1428.267" calcext:value-type="float">
            <text:p>1428.267</text:p>
          </table:table-cell>
          <table:table-cell office:value-type="float" office:value="2183.102" calcext:value-type="float">
            <text:p>2183.1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602.395" calcext:value-type="float">
            <text:p>602.395</text:p>
          </table:table-cell>
          <table:table-cell office:value-type="float" office:value="622.016" calcext:value-type="float">
            <text:p>622.016</text:p>
          </table:table-cell>
          <table:table-cell office:value-type="float" office:value="607.638" calcext:value-type="float">
            <text:p>607.638</text:p>
          </table:table-cell>
          <table:table-cell office:value-type="float" office:value="631.465" calcext:value-type="float">
            <text:p>631.46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927" calcext:value-type="float">
            <text:p>6.927</text:p>
          </table:table-cell>
          <table:table-cell office:value-type="float" office:value="10.867" calcext:value-type="float">
            <text:p>10.867</text:p>
          </table:table-cell>
          <table:table-cell office:value-type="float" office:value="21.256" calcext:value-type="float">
            <text:p>21.256</text:p>
          </table:table-cell>
          <table:table-cell office:value-type="float" office:value="43.333" calcext:value-type="float">
            <text:p>43.3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6.968" calcext:value-type="float">
            <text:p>226.968</text:p>
          </table:table-cell>
          <table:table-cell office:value-type="float" office:value="407.58" calcext:value-type="float">
            <text:p>407.58</text:p>
          </table:table-cell>
          <table:table-cell office:value-type="float" office:value="785.556" calcext:value-type="float">
            <text:p>785.556</text:p>
          </table:table-cell>
          <table:table-cell office:value-type="float" office:value="1513.672" calcext:value-type="float">
            <text:p>1513.6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6.29" calcext:value-type="float">
            <text:p>836.29</text:p>
          </table:table-cell>
          <table:table-cell office:value-type="float" office:value="1040.463" calcext:value-type="float">
            <text:p>1040.463</text:p>
          </table:table-cell>
          <table:table-cell office:value-type="float" office:value="1414.45" calcext:value-type="float">
            <text:p>1414.45</text:p>
          </table:table-cell>
          <table:table-cell office:value-type="float" office:value="2188.47" calcext:value-type="float">
            <text:p>2188.4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601.858" calcext:value-type="float">
            <text:p>601.858</text:p>
          </table:table-cell>
          <table:table-cell office:value-type="float" office:value="617.087" calcext:value-type="float">
            <text:p>617.087</text:p>
          </table:table-cell>
          <table:table-cell office:value-type="float" office:value="623.539" calcext:value-type="float">
            <text:p>623.539</text:p>
          </table:table-cell>
          <table:table-cell office:value-type="float" office:value="629.617" calcext:value-type="float">
            <text:p>629.6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863" calcext:value-type="float">
            <text:p>6.863</text:p>
          </table:table-cell>
          <table:table-cell office:value-type="float" office:value="10.91" calcext:value-type="float">
            <text:p>10.91</text:p>
          </table:table-cell>
          <table:table-cell office:value-type="float" office:value="21.8" calcext:value-type="float">
            <text:p>21.8</text:p>
          </table:table-cell>
          <table:table-cell office:value-type="float" office:value="43.018" calcext:value-type="float">
            <text:p>43.01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3.781" calcext:value-type="float">
            <text:p>223.781</text:p>
          </table:table-cell>
          <table:table-cell office:value-type="float" office:value="413.618" calcext:value-type="float">
            <text:p>413.618</text:p>
          </table:table-cell>
          <table:table-cell office:value-type="float" office:value="799.338" calcext:value-type="float">
            <text:p>799.338</text:p>
          </table:table-cell>
          <table:table-cell office:value-type="float" office:value="1511.49" calcext:value-type="float">
            <text:p>1511.4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2.502" calcext:value-type="float">
            <text:p>832.502</text:p>
          </table:table-cell>
          <table:table-cell office:value-type="float" office:value="1041.615" calcext:value-type="float">
            <text:p>1041.615</text:p>
          </table:table-cell>
          <table:table-cell office:value-type="float" office:value="1444.677" calcext:value-type="float">
            <text:p>1444.677</text:p>
          </table:table-cell>
          <table:table-cell office:value-type="float" office:value="2184.125" calcext:value-type="float">
            <text:p>2184.12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601.155" calcext:value-type="float">
            <text:p>601.155</text:p>
          </table:table-cell>
          <table:table-cell office:value-type="float" office:value="603.608" calcext:value-type="float">
            <text:p>603.608</text:p>
          </table:table-cell>
          <table:table-cell office:value-type="float" office:value="622.459" calcext:value-type="float">
            <text:p>622.459</text:p>
          </table:table-cell>
          <table:table-cell office:value-type="float" office:value="632.865" calcext:value-type="float">
            <text:p>632.86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869" calcext:value-type="float">
            <text:p>6.869</text:p>
          </table:table-cell>
          <table:table-cell office:value-type="float" office:value="10.94" calcext:value-type="float">
            <text:p>10.94</text:p>
          </table:table-cell>
          <table:table-cell office:value-type="float" office:value="21.531" calcext:value-type="float">
            <text:p>21.531</text:p>
          </table:table-cell>
          <table:table-cell office:value-type="float" office:value="42.978" calcext:value-type="float">
            <text:p>42.97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15.745" calcext:value-type="float">
            <text:p>215.745</text:p>
          </table:table-cell>
          <table:table-cell office:value-type="float" office:value="407.218" calcext:value-type="float">
            <text:p>407.218</text:p>
          </table:table-cell>
          <table:table-cell office:value-type="float" office:value="797.407" calcext:value-type="float">
            <text:p>797.407</text:p>
          </table:table-cell>
          <table:table-cell office:value-type="float" office:value="1504.861" calcext:value-type="float">
            <text:p>1504.86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23.769" calcext:value-type="float">
            <text:p>823.769</text:p>
          </table:table-cell>
          <table:table-cell office:value-type="float" office:value="1021.766" calcext:value-type="float">
            <text:p>1021.766</text:p>
          </table:table-cell>
          <table:table-cell office:value-type="float" office:value="1441.397" calcext:value-type="float">
            <text:p>1441.397</text:p>
          </table:table-cell>
          <table:table-cell office:value-type="float" office:value="2180.704" calcext:value-type="float">
            <text:p>2180.70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600.457" calcext:value-type="float">
            <text:p>600.457</text:p>
          </table:table-cell>
          <table:table-cell office:value-type="float" office:value="602.487" calcext:value-type="float">
            <text:p>602.487</text:p>
          </table:table-cell>
          <table:table-cell office:value-type="float" office:value="621.272" calcext:value-type="float">
            <text:p>621.272</text:p>
          </table:table-cell>
          <table:table-cell office:value-type="float" office:value="616.42" calcext:value-type="float">
            <text:p>616.4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847" calcext:value-type="float">
            <text:p>6.847</text:p>
          </table:table-cell>
          <table:table-cell office:value-type="float" office:value="11.028" calcext:value-type="float">
            <text:p>11.028</text:p>
          </table:table-cell>
          <table:table-cell office:value-type="float" office:value="21.746" calcext:value-type="float">
            <text:p>21.746</text:p>
          </table:table-cell>
          <table:table-cell office:value-type="float" office:value="43.541" calcext:value-type="float">
            <text:p>43.54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8.973" calcext:value-type="float">
            <text:p>228.973</text:p>
          </table:table-cell>
          <table:table-cell office:value-type="float" office:value="412.404" calcext:value-type="float">
            <text:p>412.404</text:p>
          </table:table-cell>
          <table:table-cell office:value-type="float" office:value="777.873" calcext:value-type="float">
            <text:p>777.873</text:p>
          </table:table-cell>
          <table:table-cell office:value-type="float" office:value="1526.407" calcext:value-type="float">
            <text:p>1526.40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6.277" calcext:value-type="float">
            <text:p>836.277</text:p>
          </table:table-cell>
          <table:table-cell office:value-type="float" office:value="1025.919" calcext:value-type="float">
            <text:p>1025.919</text:p>
          </table:table-cell>
          <table:table-cell office:value-type="float" office:value="1420.891" calcext:value-type="float">
            <text:p>1420.891</text:p>
          </table:table-cell>
          <table:table-cell office:value-type="float" office:value="2186.368" calcext:value-type="float">
            <text:p>2186.3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601.345" calcext:value-type="float">
            <text:p>601.345</text:p>
          </table:table-cell>
          <table:table-cell office:value-type="float" office:value="604.938" calcext:value-type="float">
            <text:p>604.938</text:p>
          </table:table-cell>
          <table:table-cell office:value-type="float" office:value="623.557" calcext:value-type="float">
            <text:p>623.557</text:p>
          </table:table-cell>
          <table:table-cell office:value-type="float" office:value="631.989" calcext:value-type="float">
            <text:p>631.98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967" calcext:value-type="float">
            <text:p>6.967</text:p>
          </table:table-cell>
          <table:table-cell office:value-type="float" office:value="10.802" calcext:value-type="float">
            <text:p>10.802</text:p>
          </table:table-cell>
          <table:table-cell office:value-type="float" office:value="21.618" calcext:value-type="float">
            <text:p>21.618</text:p>
          </table:table-cell>
          <table:table-cell office:value-type="float" office:value="43.15" calcext:value-type="float">
            <text:p>43.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4.898" calcext:value-type="float">
            <text:p>224.898</text:p>
          </table:table-cell>
          <table:table-cell office:value-type="float" office:value="412.758" calcext:value-type="float">
            <text:p>412.758</text:p>
          </table:table-cell>
          <table:table-cell office:value-type="float" office:value="783.292" calcext:value-type="float">
            <text:p>783.292</text:p>
          </table:table-cell>
          <table:table-cell office:value-type="float" office:value="1510.158" calcext:value-type="float">
            <text:p>1510.15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3.21" calcext:value-type="float">
            <text:p>833.21</text:p>
          </table:table-cell>
          <table:table-cell office:value-type="float" office:value="1028.498" calcext:value-type="float">
            <text:p>1028.498</text:p>
          </table:table-cell>
          <table:table-cell office:value-type="float" office:value="1428.467" calcext:value-type="float">
            <text:p>1428.467</text:p>
          </table:table-cell>
          <table:table-cell office:value-type="float" office:value="2185.297" calcext:value-type="float">
            <text:p>2185.2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603.872" calcext:value-type="float">
            <text:p>603.872</text:p>
          </table:table-cell>
          <table:table-cell office:value-type="float" office:value="616.364" calcext:value-type="float">
            <text:p>616.364</text:p>
          </table:table-cell>
          <table:table-cell office:value-type="float" office:value="619.413" calcext:value-type="float">
            <text:p>619.413</text:p>
          </table:table-cell>
          <table:table-cell office:value-type="float" office:value="633.206" calcext:value-type="float">
            <text:p>633.20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901" calcext:value-type="float">
            <text:p>6.901</text:p>
          </table:table-cell>
          <table:table-cell office:value-type="float" office:value="10.875" calcext:value-type="float">
            <text:p>10.875</text:p>
          </table:table-cell>
          <table:table-cell office:value-type="float" office:value="25.22" calcext:value-type="float">
            <text:p>25.22</text:p>
          </table:table-cell>
          <table:table-cell office:value-type="float" office:value="43.357" calcext:value-type="float">
            <text:p>43.35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6.569" calcext:value-type="float">
            <text:p>226.569</text:p>
          </table:table-cell>
          <table:table-cell office:value-type="float" office:value="409.489" calcext:value-type="float">
            <text:p>409.489</text:p>
          </table:table-cell>
          <table:table-cell office:value-type="float" office:value="788.093" calcext:value-type="float">
            <text:p>788.093</text:p>
          </table:table-cell>
          <table:table-cell office:value-type="float" office:value="1508.674" calcext:value-type="float">
            <text:p>1508.67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7.342" calcext:value-type="float">
            <text:p>837.342</text:p>
          </table:table-cell>
          <table:table-cell office:value-type="float" office:value="1036.728" calcext:value-type="float">
            <text:p>1036.728</text:p>
          </table:table-cell>
          <table:table-cell office:value-type="float" office:value="1432.726" calcext:value-type="float">
            <text:p>1432.726</text:p>
          </table:table-cell>
          <table:table-cell office:value-type="float" office:value="2185.237" calcext:value-type="float">
            <text:p>2185.2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601.572" calcext:value-type="float">
            <text:p>601.572</text:p>
          </table:table-cell>
          <table:table-cell office:value-type="float" office:value="616.393" calcext:value-type="float">
            <text:p>616.393</text:p>
          </table:table-cell>
          <table:table-cell office:value-type="float" office:value="619.474" calcext:value-type="float">
            <text:p>619.474</text:p>
          </table:table-cell>
          <table:table-cell office:value-type="float" office:value="631.521" calcext:value-type="float">
            <text:p>631.5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904" calcext:value-type="float">
            <text:p>6.904</text:p>
          </table:table-cell>
          <table:table-cell office:value-type="float" office:value="10.872" calcext:value-type="float">
            <text:p>10.872</text:p>
          </table:table-cell>
          <table:table-cell office:value-type="float" office:value="25.215" calcext:value-type="float">
            <text:p>25.215</text:p>
          </table:table-cell>
          <table:table-cell office:value-type="float" office:value="42.851" calcext:value-type="float">
            <text:p>42.8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2.651" calcext:value-type="float">
            <text:p>222.651</text:p>
          </table:table-cell>
          <table:table-cell office:value-type="float" office:value="424.113" calcext:value-type="float">
            <text:p>424.113</text:p>
          </table:table-cell>
          <table:table-cell office:value-type="float" office:value="781.188" calcext:value-type="float">
            <text:p>781.188</text:p>
          </table:table-cell>
          <table:table-cell office:value-type="float" office:value="1516.16" calcext:value-type="float">
            <text:p>1516.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1.127" calcext:value-type="float">
            <text:p>831.127</text:p>
          </table:table-cell>
          <table:table-cell office:value-type="float" office:value="1051.378" calcext:value-type="float">
            <text:p>1051.378</text:p>
          </table:table-cell>
          <table:table-cell office:value-type="float" office:value="1425.877" calcext:value-type="float">
            <text:p>1425.877</text:p>
          </table:table-cell>
          <table:table-cell office:value-type="float" office:value="2190.532" calcext:value-type="float">
            <text:p>2190.5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602.9364" calcext:value-type="float">
            <text:p>602.9364</text:p>
          </table:table-cell>
          <table:table-cell table:formula="of:=SUM([.D11];[.D15];[.D19];[.D23];[.D27];[.D31];[.D35];[.D39];[.D43];[.D47]) / 10" office:value-type="float" office:value="613.6557" calcext:value-type="float">
            <text:p>613.6557</text:p>
          </table:table-cell>
          <table:table-cell table:formula="of:=SUM([.E11];[.E15];[.E19];[.E23];[.E27];[.E31];[.E35];[.E39];[.E43];[.E47]) / 10" office:value-type="float" office:value="619.6908" calcext:value-type="float">
            <text:p>619.6908</text:p>
          </table:table-cell>
          <table:table-cell table:formula="of:=SUM([.F11];[.F15];[.F19];[.F23];[.F27];[.F31];[.F35];[.F39];[.F43];[.F47]) / 10" office:value-type="float" office:value="629.4027" calcext:value-type="float">
            <text:p>629.402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6.8877" calcext:value-type="float">
            <text:p>6.8877</text:p>
          </table:table-cell>
          <table:table-cell table:formula="of:=SUM([.D12];[.D16];[.D20];[.D24];[.D28];[.D32];[.D36];[.D40];[.D44];[.D48]) / 10" office:value-type="float" office:value="10.8978" calcext:value-type="float">
            <text:p>10.8978</text:p>
          </table:table-cell>
          <table:table-cell table:formula="of:=SUM([.E12];[.E16];[.E20];[.E24];[.E28];[.E32];[.E36];[.E40];[.E44];[.E48]) / 10" office:value-type="float" office:value="22.3154" calcext:value-type="float">
            <text:p>22.3154</text:p>
          </table:table-cell>
          <table:table-cell table:formula="of:=SUM([.F12];[.F16];[.F20];[.F24];[.F28];[.F32];[.F36];[.F40];[.F44];[.F48]) / 10" office:value-type="float" office:value="43.3539" calcext:value-type="float">
            <text:p>43.353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223.5709" calcext:value-type="float">
            <text:p>223.5709</text:p>
          </table:table-cell>
          <table:table-cell table:formula="of:=SUM([.D13];[.D17];[.D21];[.D25];[.D29];[.D33];[.D37];[.D41];[.D45];[.D49]) / 10" office:value-type="float" office:value="411.075" calcext:value-type="float">
            <text:p>411.075</text:p>
          </table:table-cell>
          <table:table-cell table:formula="of:=SUM([.E13];[.E17];[.E21];[.E25];[.E29];[.E33];[.E37];[.E41];[.E45];[.E49]) / 10" office:value-type="float" office:value="786.0578" calcext:value-type="float">
            <text:p>786.0578</text:p>
          </table:table-cell>
          <table:table-cell table:formula="of:=SUM([.F13];[.F17];[.F21];[.F25];[.F29];[.F33];[.F37];[.F41];[.F45];[.F49]) / 10" office:value-type="float" office:value="1512.2229" calcext:value-type="float">
            <text:p>1512.22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833.395" calcext:value-type="float">
            <text:p>833.395</text:p>
          </table:table-cell>
          <table:table-cell table:formula="of:=SUM([.D51:.D53])" office:value-type="float" office:value="1035.6285" calcext:value-type="float">
            <text:p>1035.6285</text:p>
          </table:table-cell>
          <table:table-cell table:formula="of:=SUM([.E51:.E53])" office:value-type="float" office:value="1428.064" calcext:value-type="float">
            <text:p>1428.064</text:p>
          </table:table-cell>
          <table:table-cell table:formula="of:=SUM([.F51:.F53])" office:value-type="float" office:value="2184.9795" calcext:value-type="float">
            <text:p>2184.97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6:21:40.225927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47:54.453151512</meta:creation-date>
    <dc:date>2019-06-20T17:51:18.988031459</dc:date>
    <meta:editing-duration>PT2H43M4S</meta:editing-duration>
    <meta:editing-cycles>23</meta:editing-cycles>
    <meta:generator>LibreOffice/6.0.7.3$Linux_X86_64 LibreOffice_project/00m0$Build-3</meta:generator>
    <meta:document-statistic meta:table-count="2" meta:cell-count="50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3cm" xlink:href=".." xlink:type="simple" chart:class="chart:scatter" chart:style-name="ch1">
        <chart:title svg:x="6.126cm" svg:y="0.315cm" chart:style-name="ch2">
          <text:p>GPU Computation</text:p>
        </chart:title>
        <chart:legend chart:legend-position="end" svg:x="12.028cm" svg:y="4.197cm" style:legend-expansion="high" chart:style-name="ch3"/>
        <chart:plot-area chart:style-name="ch4" table:cell-range-address="'MX 150'.C9:'MX 150'.F9 'MX 150'.C52:'MX 150'.F52" chart:data-source-has-labels="row" svg:x="1.33cm" svg:y="1.273cm" svg:width="10.379cm" svg:height="6.56cm">
          <chartooo:coordinate-region svg:x="1.951cm" svg:y="1.472cm" svg:width="9.108cm" svg:height="5.714cm"/>
          <chart:axis chart:dimension="x" chart:name="primary-x" chart:style-name="ch5">
            <chart:title svg:x="5.933cm" svg:y="8.012cm" chart:style-name="ch6">
              <text:p>#Pixels</text:p>
            </chart:title>
          </chart:axis>
          <chart:axis chart:dimension="y" chart:name="primary-y" chart:style-name="ch5">
            <chart:title svg:x="0.451cm" svg:y="4.822cm" chart:style-name="ch7">
              <text:p>ms</text:p>
            </chart:title>
            <chart:grid chart:style-name="ch8" chart:class="major"/>
          </chart:axis>
          <chart:series chart:style-name="ch9" chart:values-cell-range-address="'MX 150'.C52:'MX 150'.F52" loext:label-string="gpu_computation" chart:class="chart:scatter">
            <chart:domain table:cell-range-address="'MX 150'.C9:'MX 150'.F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compu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'.C9:'MX 150'.F9</svg:desc>
                </draw:g>
              </table:table-cell>
              <table:table-cell office:value-type="float" office:value="11.2115">
                <text:p>11.2115</text:p>
                <draw:g>
                  <svg:desc>'MX 150'.C52:'MX 150'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29.4692">
                <text:p>29.4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52.4336">
                <text:p>52.4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2cm" xlink:href=".." xlink:type="simple" chart:class="chart:scatter" chart:style-name="ch1">
        <chart:title svg:x="5.464cm" svg:y="0.315cm" chart:style-name="ch2">
          <text:p>GPU memory movement</text:p>
        </chart:title>
        <chart:legend chart:legend-position="end" svg:x="10.863cm" svg:y="4.197cm" style:legend-expansion="high" chart:style-name="ch3"/>
        <chart:plot-area chart:style-name="ch4" table:cell-range-address="'MX 150'.C9:'MX 150'.F9 'MX 150'.C51:'MX 150'.F51" chart:data-source-has-labels="row" svg:x="1.33cm" svg:y="1.273cm" svg:width="9.214cm" svg:height="6.559cm">
          <chartooo:coordinate-region svg:x="1.951cm" svg:y="1.472cm" svg:width="7.943cm" svg:height="5.713cm"/>
          <chart:axis chart:dimension="x" chart:name="primary-x" chart:style-name="ch5">
            <chart:title svg:x="5.351cm" svg:y="8.011cm" chart:style-name="ch6">
              <text:p>#Pixels</text:p>
            </chart:title>
          </chart:axis>
          <chart:axis chart:dimension="y" chart:name="primary-y" chart:style-name="ch5">
            <chart:title svg:x="0.451cm" svg:y="4.821cm" chart:style-name="ch7">
              <text:p>ms</text:p>
            </chart:title>
            <chart:grid chart:style-name="ch8" chart:class="major"/>
          </chart:axis>
          <chart:series chart:style-name="ch9" chart:values-cell-range-address="'MX 150'.C51:'MX 150'.F51" loext:label-string="gpu_memory_movement" chart:class="chart:scatter">
            <chart:domain table:cell-range-address="'MX 150'.C9:'MX 150'.F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memory_move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'.C9:'MX 150'.F9</svg:desc>
                </draw:g>
              </table:table-cell>
              <table:table-cell office:value-type="float" office:value="81.4496">
                <text:p>81.4496</text:p>
                <draw:g>
                  <svg:desc>'MX 150'.C51:'MX 150'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77.1212">
                <text:p>77.1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75.7663">
                <text:p>75.7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77.3116">
                <text:p>77.3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2cm" xlink:href=".." xlink:type="simple" chart:class="chart:scatter" chart:style-name="ch1">
        <chart:title svg:x="7.607cm" svg:y="0.315cm" chart:style-name="ch2">
          <text:p>I/O</text:p>
        </chart:title>
        <chart:legend chart:legend-position="end" svg:x="10.863cm" svg:y="4.197cm" style:legend-expansion="high" chart:style-name="ch3"/>
        <chart:plot-area chart:style-name="ch4" table:cell-range-address="'MX 150'.C9:'MX 150'.F9 'MX 150'.C53:'MX 150'.F53" chart:data-source-has-labels="row" svg:x="1.33cm" svg:y="1.273cm" svg:width="9.214cm" svg:height="6.559cm">
          <chartooo:coordinate-region svg:x="2.137cm" svg:y="1.473cm" svg:width="7.757cm" svg:height="5.712cm"/>
          <chart:axis chart:dimension="x" chart:name="primary-x" chart:style-name="ch5">
            <chart:title svg:x="5.351cm" svg:y="8.011cm" chart:style-name="ch6">
              <text:p>#Pixels</text:p>
            </chart:title>
          </chart:axis>
          <chart:axis chart:dimension="y" chart:name="primary-y" chart:style-name="ch5">
            <chart:title svg:x="0.451cm" svg:y="4.821cm" chart:style-name="ch7">
              <text:p>ms</text:p>
            </chart:title>
            <chart:grid chart:style-name="ch8" chart:class="major"/>
          </chart:axis>
          <chart:series chart:style-name="ch9" chart:values-cell-range-address="'MX 150'.C53:'MX 150'.F53" loext:label-string="gpu_memory_movement" chart:class="chart:scatter">
            <chart:domain table:cell-range-address="'MX 150'.C9:'MX 150'.F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memory_move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'.C9:'MX 150'.F9</svg:desc>
                </draw:g>
              </table:table-cell>
              <table:table-cell office:value-type="float" office:value="105.2893">
                <text:p>105.2893</text:p>
                <draw:g>
                  <svg:desc>'MX 150'.C53:'MX 150'.F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67.6755">
                <text:p>167.6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306.1461">
                <text:p>306.1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562.1873">
                <text:p>562.18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9cm" xlink:href=".." xlink:type="simple" chart:class="chart:scatter" chart:style-name="ch1">
        <chart:legend chart:legend-position="end" svg:x="12.049cm" svg:y="4.205cm" style:legend-expansion="high" chart:style-name="ch2"/>
        <chart:plot-area chart:style-name="ch3" table:cell-range-address="'GTX 1080'.C9:'GTX 1080'.F9 'GTX 1080'.C52:'GTX 1080'.F52" chart:data-source-has-labels="row" svg:x="0.32cm" svg:y="0.18cm" svg:width="11.409cm" svg:height="8.649cm">
          <chartooo:coordinate-region svg:x="0.941cm" svg:y="0.379cm" svg:width="10.138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TX 1080'.C52:'GTX 1080'.F52" loext:label-string="gpu_computation" chart:class="chart:scatter">
            <chart:domain table:cell-range-address="'GTX 1080'.C9:'GTX 1080'.F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compu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GTX 1080'.C9:'GTX 1080'.F9</svg:desc>
                </draw:g>
              </table:table-cell>
              <table:table-cell office:value-type="float" office:value="6.8877">
                <text:p>6.8877</text:p>
                <draw:g>
                  <svg:desc>'GTX 1080'.C52:'GTX 1080'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0.8978">
                <text:p>10.8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22.3154">
                <text:p>22.3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43.3539">
                <text:p>43.35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9cm" xlink:href=".." xlink:type="simple" chart:class="chart:scatter" chart:style-name="ch1">
        <chart:legend chart:legend-position="end" svg:x="14.218cm" svg:y="4.205cm" style:legend-expansion="high" chart:style-name="ch2"/>
        <chart:plot-area chart:style-name="ch3" table:cell-range-address="'GTX 1080'.C9:'GTX 1080'.F9 'GTX 1080'.C53:'GTX 1080'.F53" chart:data-source-has-labels="row" svg:x="0.32cm" svg:y="0.18cm" svg:width="13.578cm" svg:height="8.649cm">
          <chartooo:coordinate-region svg:x="1.127cm" svg:y="0.379cm" svg:width="11.936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TX 1080'.C53:'GTX 1080'.F53" loext:label-string="i_o" chart:class="chart:scatter">
            <chart:domain table:cell-range-address="'GTX 1080'.C9:'GTX 1080'.F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i_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GTX 1080'.C9:'GTX 1080'.F9</svg:desc>
                </draw:g>
              </table:table-cell>
              <table:table-cell office:value-type="float" office:value="223.5709">
                <text:p>223.5709</text:p>
                <draw:g>
                  <svg:desc>'GTX 1080'.C53:'GTX 1080'.F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411.075">
                <text:p>411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786.0578">
                <text:p>786.0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512.2229">
                <text:p>1512.22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9cm" xlink:href=".." xlink:type="simple" chart:class="chart:scatter" chart:style-name="ch1">
        <chart:legend chart:legend-position="end" svg:x="10.884cm" svg:y="4.205cm" style:legend-expansion="high" chart:style-name="ch2"/>
        <chart:plot-area chart:style-name="ch3" table:cell-range-address="'GTX 1080'.C9:'GTX 1080'.F9 'GTX 1080'.C51:'GTX 1080'.F51" chart:data-source-has-labels="row" svg:x="0.32cm" svg:y="0.18cm" svg:width="10.244cm" svg:height="8.649cm">
          <chartooo:coordinate-region svg:x="1.127cm" svg:y="0.379cm" svg:width="8.787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TX 1080'.C51:'GTX 1080'.F51" loext:label-string="gpu_memory_movement" chart:class="chart:scatter">
            <chart:domain table:cell-range-address="'GTX 1080'.C9:'GTX 1080'.F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memory_move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GTX 1080'.C9:'GTX 1080'.F9</svg:desc>
                </draw:g>
              </table:table-cell>
              <table:table-cell office:value-type="float" office:value="602.9364">
                <text:p>602.9364</text:p>
                <draw:g>
                  <svg:desc>'GTX 1080'.C51:'GTX 1080'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613.6557">
                <text:p>613.6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619.6908">
                <text:p>619.6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629.4027">
                <text:p>629.4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